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string-value="Logger-id">
            <text:p>Logger-id</text:p>
          </table:table-cell>
          <table:table-cell table:style-name="pd1" office:value-type="string" office:string-value="Vbatt">
            <text:p>Vbatt</text:p>
          </table:table-cell>
          <table:table-cell table:style-name="pd1" office:value-type="string" office:string-value="Date_time">
            <text:p>Date_time</text:p>
          </table:table-cell>
          <table:table-cell table:style-name="pd1" office:value-type="string" office:string-value="TMP1">
            <text:p>TMP1</text:p>
          </table:table-cell>
          <table:table-cell table:style-name="pd1" office:value-type="string" office:string-value="TMP2">
            <text:p>TMP2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5:25:00">
            <text:p>Tue Dec  2 15:25:00 2025</text:p>
          </table:table-cell>
          <table:table-cell office:value-type="float" office:value="25.11">
            <text:p>25.11</text:p>
          </table:table-cell>
          <table:table-cell office:value-type="float" office:value="25.79">
            <text:p>25.79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5:30:00">
            <text:p>Tue Dec  2 15:30:00 2025</text:p>
          </table:table-cell>
          <table:table-cell office:value-type="float" office:value="25.02">
            <text:p>25.02</text:p>
          </table:table-cell>
          <table:table-cell office:value-type="float" office:value="25.68">
            <text:p>25.68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5:35:00">
            <text:p>Tue Dec  2 15:35:00 2025</text:p>
          </table:table-cell>
          <table:table-cell office:value-type="float" office:value="24.87">
            <text:p>24.87</text:p>
          </table:table-cell>
          <table:table-cell office:value-type="float" office:value="25.5">
            <text:p>25.5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5:40:00">
            <text:p>Tue Dec  2 15:40:00 2025</text:p>
          </table:table-cell>
          <table:table-cell office:value-type="float" office:value="24.74">
            <text:p>24.74</text:p>
          </table:table-cell>
          <table:table-cell office:value-type="float" office:value="25.34">
            <text:p>25.34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5:50:00">
            <text:p>Tue Dec  2 15:50:00 2025</text:p>
          </table:table-cell>
          <table:table-cell office:value-type="float" office:value="24.45">
            <text:p>24.45</text:p>
          </table:table-cell>
          <table:table-cell office:value-type="float" office:value="24.91">
            <text:p>24.91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5:55:00">
            <text:p>Tue Dec  2 15:55:00 2025</text:p>
          </table:table-cell>
          <table:table-cell office:value-type="float" office:value="24.34">
            <text:p>24.34</text:p>
          </table:table-cell>
          <table:table-cell office:value-type="float" office:value="24.82">
            <text:p>24.82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6:00:00">
            <text:p>Tue Dec  2 16:00:00 2025</text:p>
          </table:table-cell>
          <table:table-cell office:value-type="float" office:value="24.23">
            <text:p>24.23</text:p>
          </table:table-cell>
          <table:table-cell office:value-type="float" office:value="24.7">
            <text:p>24.7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6:05:00">
            <text:p>Tue Dec  2 16:05:00 2025</text:p>
          </table:table-cell>
          <table:table-cell office:value-type="float" office:value="24.4">
            <text:p>24.4</text:p>
          </table:table-cell>
          <table:table-cell office:value-type="float" office:value="24.91">
            <text:p>24.91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6:10:00">
            <text:p>Tue Dec  2 16:10:00 2025</text:p>
          </table:table-cell>
          <table:table-cell office:value-type="float" office:value="24.89">
            <text:p>24.89</text:p>
          </table:table-cell>
          <table:table-cell office:value-type="float" office:value="25.49">
            <text:p>25.49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6:15:00">
            <text:p>Tue Dec  2 16:15:00 2025</text:p>
          </table:table-cell>
          <table:table-cell office:value-type="float" office:value="25.45">
            <text:p>25.45</text:p>
          </table:table-cell>
          <table:table-cell office:value-type="float" office:value="26.19">
            <text:p>26.19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6:20:00">
            <text:p>Tue Dec  2 16:20:00 2025</text:p>
          </table:table-cell>
          <table:table-cell office:value-type="float" office:value="25.89">
            <text:p>25.89</text:p>
          </table:table-cell>
          <table:table-cell office:value-type="float" office:value="26.7">
            <text:p>26.7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6:25:00">
            <text:p>Tue Dec  2 16:25:00 2025</text:p>
          </table:table-cell>
          <table:table-cell office:value-type="float" office:value="26.16">
            <text:p>26.16</text:p>
          </table:table-cell>
          <table:table-cell office:value-type="float" office:value="26.97">
            <text:p>26.97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6:30:00">
            <text:p>Tue Dec  2 16:30:00 2025</text:p>
          </table:table-cell>
          <table:table-cell office:value-type="float" office:value="26.18">
            <text:p>26.18</text:p>
          </table:table-cell>
          <table:table-cell office:value-type="float" office:value="27.0">
            <text:p>27.0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6:35:00">
            <text:p>Tue Dec  2 16:35:00 2025</text:p>
          </table:table-cell>
          <table:table-cell office:value-type="float" office:value="26.14">
            <text:p>26.14</text:p>
          </table:table-cell>
          <table:table-cell office:value-type="float" office:value="26.95">
            <text:p>26.95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6:40:00">
            <text:p>Tue Dec  2 16:40:00 2025</text:p>
          </table:table-cell>
          <table:table-cell office:value-type="float" office:value="26.27">
            <text:p>26.27</text:p>
          </table:table-cell>
          <table:table-cell office:value-type="float" office:value="27.07">
            <text:p>27.07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6:45:00">
            <text:p>Tue Dec  2 16:45:00 2025</text:p>
          </table:table-cell>
          <table:table-cell office:value-type="float" office:value="26.43">
            <text:p>26.43</text:p>
          </table:table-cell>
          <table:table-cell office:value-type="float" office:value="27.27">
            <text:p>27.27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6:50:00">
            <text:p>Tue Dec  2 16:50:00 2025</text:p>
          </table:table-cell>
          <table:table-cell office:value-type="float" office:value="26.55">
            <text:p>26.55</text:p>
          </table:table-cell>
          <table:table-cell office:value-type="float" office:value="27.37">
            <text:p>27.37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6:55:00">
            <text:p>Tue Dec  2 16:55:00 2025</text:p>
          </table:table-cell>
          <table:table-cell office:value-type="float" office:value="26.59">
            <text:p>26.59</text:p>
          </table:table-cell>
          <table:table-cell office:value-type="float" office:value="27.54">
            <text:p>27.54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7:00:00">
            <text:p>Tue Dec  2 17:00:00 2025</text:p>
          </table:table-cell>
          <table:table-cell office:value-type="float" office:value="26.63">
            <text:p>26.63</text:p>
          </table:table-cell>
          <table:table-cell office:value-type="float" office:value="27.54">
            <text:p>27.54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7:05:00">
            <text:p>Tue Dec  2 17:05:00 2025</text:p>
          </table:table-cell>
          <table:table-cell office:value-type="float" office:value="26.47">
            <text:p>26.47</text:p>
          </table:table-cell>
          <table:table-cell office:value-type="float" office:value="27.35">
            <text:p>27.35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7:10:00">
            <text:p>Tue Dec  2 17:10:00 2025</text:p>
          </table:table-cell>
          <table:table-cell office:value-type="float" office:value="26.36">
            <text:p>26.36</text:p>
          </table:table-cell>
          <table:table-cell office:value-type="float" office:value="27.18">
            <text:p>27.18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7:15:00">
            <text:p>Tue Dec  2 17:15:00 2025</text:p>
          </table:table-cell>
          <table:table-cell office:value-type="float" office:value="26.14">
            <text:p>26.14</text:p>
          </table:table-cell>
          <table:table-cell office:value-type="float" office:value="26.95">
            <text:p>26.95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7:20:00">
            <text:p>Tue Dec  2 17:20:00 2025</text:p>
          </table:table-cell>
          <table:table-cell office:value-type="float" office:value="25.96">
            <text:p>25.96</text:p>
          </table:table-cell>
          <table:table-cell office:value-type="float" office:value="26.73">
            <text:p>26.73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7:25:00">
            <text:p>Tue Dec  2 17:25:00 2025</text:p>
          </table:table-cell>
          <table:table-cell office:value-type="float" office:value="25.84">
            <text:p>25.84</text:p>
          </table:table-cell>
          <table:table-cell office:value-type="float" office:value="26.54">
            <text:p>26.54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7:30:00">
            <text:p>Tue Dec  2 17:30:00 2025</text:p>
          </table:table-cell>
          <table:table-cell office:value-type="float" office:value="25.63">
            <text:p>25.63</text:p>
          </table:table-cell>
          <table:table-cell office:value-type="float" office:value="26.35">
            <text:p>26.35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7:35:00">
            <text:p>Tue Dec  2 17:35:00 2025</text:p>
          </table:table-cell>
          <table:table-cell office:value-type="float" office:value="25.47">
            <text:p>25.47</text:p>
          </table:table-cell>
          <table:table-cell office:value-type="float" office:value="26.16">
            <text:p>26.16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7:40:00">
            <text:p>Tue Dec  2 17:40:00 2025</text:p>
          </table:table-cell>
          <table:table-cell office:value-type="float" office:value="25.36">
            <text:p>25.36</text:p>
          </table:table-cell>
          <table:table-cell office:value-type="float" office:value="26.04">
            <text:p>26.04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7:45:00">
            <text:p>Tue Dec  2 17:45:00 2025</text:p>
          </table:table-cell>
          <table:table-cell office:value-type="float" office:value="25.24">
            <text:p>25.24</text:p>
          </table:table-cell>
          <table:table-cell office:value-type="float" office:value="25.91">
            <text:p>25.91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7:50:00">
            <text:p>Tue Dec  2 17:50:00 2025</text:p>
          </table:table-cell>
          <table:table-cell office:value-type="float" office:value="25.19">
            <text:p>25.19</text:p>
          </table:table-cell>
          <table:table-cell office:value-type="float" office:value="25.83">
            <text:p>25.83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7:55:00">
            <text:p>Tue Dec  2 17:55:00 2025</text:p>
          </table:table-cell>
          <table:table-cell office:value-type="float" office:value="25.06">
            <text:p>25.06</text:p>
          </table:table-cell>
          <table:table-cell office:value-type="float" office:value="25.67">
            <text:p>25.67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8:00:00">
            <text:p>Tue Dec  2 18:00:00 2025</text:p>
          </table:table-cell>
          <table:table-cell office:value-type="float" office:value="24.95">
            <text:p>24.95</text:p>
          </table:table-cell>
          <table:table-cell office:value-type="float" office:value="25.55">
            <text:p>25.55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8:05:00">
            <text:p>Tue Dec  2 18:05:00 2025</text:p>
          </table:table-cell>
          <table:table-cell office:value-type="float" office:value="24.98">
            <text:p>24.98</text:p>
          </table:table-cell>
          <table:table-cell office:value-type="float" office:value="25.6">
            <text:p>25.6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8:10:00">
            <text:p>Tue Dec  2 18:10:00 2025</text:p>
          </table:table-cell>
          <table:table-cell office:value-type="float" office:value="25.41">
            <text:p>25.41</text:p>
          </table:table-cell>
          <table:table-cell office:value-type="float" office:value="26.18">
            <text:p>26.18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8:15:00">
            <text:p>Tue Dec  2 18:15:00 2025</text:p>
          </table:table-cell>
          <table:table-cell office:value-type="float" office:value="24.81">
            <text:p>24.81</text:p>
          </table:table-cell>
          <table:table-cell office:value-type="float" office:value="25.74">
            <text:p>25.74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8:20:00">
            <text:p>Tue Dec  2 18:20:00 2025</text:p>
          </table:table-cell>
          <table:table-cell office:value-type="float" office:value="25.21">
            <text:p>25.21</text:p>
          </table:table-cell>
          <table:table-cell office:value-type="float" office:value="26.27">
            <text:p>26.27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8:25:00">
            <text:p>Tue Dec  2 18:25:00 2025</text:p>
          </table:table-cell>
          <table:table-cell office:value-type="float" office:value="26.7">
            <text:p>26.7</text:p>
          </table:table-cell>
          <table:table-cell office:value-type="float" office:value="27.8">
            <text:p>27.8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8:30:00">
            <text:p>Tue Dec  2 18:30:00 2025</text:p>
          </table:table-cell>
          <table:table-cell office:value-type="float" office:value="29.75">
            <text:p>29.75</text:p>
          </table:table-cell>
          <table:table-cell office:value-type="float" office:value="31.52">
            <text:p>31.52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8:35:00">
            <text:p>Tue Dec  2 18:35:00 2025</text:p>
          </table:table-cell>
          <table:table-cell office:value-type="float" office:value="30.43">
            <text:p>30.43</text:p>
          </table:table-cell>
          <table:table-cell office:value-type="float" office:value="31.95">
            <text:p>31.95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8:40:00">
            <text:p>Tue Dec  2 18:40:00 2025</text:p>
          </table:table-cell>
          <table:table-cell office:value-type="float" office:value="30.35">
            <text:p>30.35</text:p>
          </table:table-cell>
          <table:table-cell office:value-type="float" office:value="31.8">
            <text:p>31.8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8:45:00">
            <text:p>Tue Dec  2 18:45:00 2025</text:p>
          </table:table-cell>
          <table:table-cell office:value-type="float" office:value="29.91">
            <text:p>29.91</text:p>
          </table:table-cell>
          <table:table-cell office:value-type="float" office:value="31.41">
            <text:p>31.41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8:50:00">
            <text:p>Tue Dec  2 18:50:00 2025</text:p>
          </table:table-cell>
          <table:table-cell office:value-type="float" office:value="29.64">
            <text:p>29.64</text:p>
          </table:table-cell>
          <table:table-cell office:value-type="float" office:value="31.13">
            <text:p>31.13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8:55:00">
            <text:p>Tue Dec  2 18:55:00 2025</text:p>
          </table:table-cell>
          <table:table-cell office:value-type="float" office:value="29.99">
            <text:p>29.99</text:p>
          </table:table-cell>
          <table:table-cell office:value-type="float" office:value="31.66">
            <text:p>31.66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9:00:00">
            <text:p>Tue Dec  2 19:00:00 2025</text:p>
          </table:table-cell>
          <table:table-cell office:value-type="float" office:value="30.27">
            <text:p>30.27</text:p>
          </table:table-cell>
          <table:table-cell office:value-type="float" office:value="31.92">
            <text:p>31.92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9:05:00">
            <text:p>Tue Dec  2 19:05:00 2025</text:p>
          </table:table-cell>
          <table:table-cell office:value-type="float" office:value="30.16">
            <text:p>30.16</text:p>
          </table:table-cell>
          <table:table-cell office:value-type="float" office:value="31.8">
            <text:p>31.8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9:10:00">
            <text:p>Tue Dec  2 19:10:00 2025</text:p>
          </table:table-cell>
          <table:table-cell office:value-type="float" office:value="29.87">
            <text:p>29.87</text:p>
          </table:table-cell>
          <table:table-cell office:value-type="float" office:value="31.38">
            <text:p>31.38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9:15:00">
            <text:p>Tue Dec  2 19:15:00 2025</text:p>
          </table:table-cell>
          <table:table-cell office:value-type="float" office:value="29.58">
            <text:p>29.58</text:p>
          </table:table-cell>
          <table:table-cell office:value-type="float" office:value="31.05">
            <text:p>31.05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9:20:00">
            <text:p>Tue Dec  2 19:20:00 2025</text:p>
          </table:table-cell>
          <table:table-cell office:value-type="float" office:value="29.05">
            <text:p>29.05</text:p>
          </table:table-cell>
          <table:table-cell office:value-type="float" office:value="30.54">
            <text:p>30.54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9:25:00">
            <text:p>Tue Dec  2 19:25:00 2025</text:p>
          </table:table-cell>
          <table:table-cell office:value-type="float" office:value="28.86">
            <text:p>28.86</text:p>
          </table:table-cell>
          <table:table-cell office:value-type="float" office:value="30.2">
            <text:p>30.2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9:30:00">
            <text:p>Tue Dec  2 19:30:00 2025</text:p>
          </table:table-cell>
          <table:table-cell office:value-type="float" office:value="28.52">
            <text:p>28.52</text:p>
          </table:table-cell>
          <table:table-cell office:value-type="float" office:value="29.8">
            <text:p>29.8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9:35:00">
            <text:p>Tue Dec  2 19:35:00 2025</text:p>
          </table:table-cell>
          <table:table-cell office:value-type="float" office:value="28.2">
            <text:p>28.2</text:p>
          </table:table-cell>
          <table:table-cell office:value-type="float" office:value="29.4">
            <text:p>29.4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9:40:00">
            <text:p>Tue Dec  2 19:40:00 2025</text:p>
          </table:table-cell>
          <table:table-cell office:value-type="float" office:value="27.95">
            <text:p>27.95</text:p>
          </table:table-cell>
          <table:table-cell office:value-type="float" office:value="29.09">
            <text:p>29.09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9:45:00">
            <text:p>Tue Dec  2 19:45:00 2025</text:p>
          </table:table-cell>
          <table:table-cell office:value-type="float" office:value="27.59">
            <text:p>27.59</text:p>
          </table:table-cell>
          <table:table-cell office:value-type="float" office:value="28.69">
            <text:p>28.69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9:50:00">
            <text:p>Tue Dec  2 19:50:00 2025</text:p>
          </table:table-cell>
          <table:table-cell office:value-type="float" office:value="27.34">
            <text:p>27.34</text:p>
          </table:table-cell>
          <table:table-cell office:value-type="float" office:value="28.36">
            <text:p>28.36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9:55:00">
            <text:p>Tue Dec  2 19:55:00 2025</text:p>
          </table:table-cell>
          <table:table-cell office:value-type="float" office:value="27.03">
            <text:p>27.03</text:p>
          </table:table-cell>
          <table:table-cell office:value-type="float" office:value="28.01">
            <text:p>28.01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20:00:00">
            <text:p>Tue Dec  2 20:00:00 2025</text:p>
          </table:table-cell>
          <table:table-cell office:value-type="float" office:value="26.8">
            <text:p>26.8</text:p>
          </table:table-cell>
          <table:table-cell office:value-type="float" office:value="27.73">
            <text:p>27.73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20:05:00">
            <text:p>Tue Dec  2 20:05:00 2025</text:p>
          </table:table-cell>
          <table:table-cell office:value-type="float" office:value="26.52">
            <text:p>26.52</text:p>
          </table:table-cell>
          <table:table-cell office:value-type="float" office:value="27.42">
            <text:p>27.42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20:10:00">
            <text:p>Tue Dec  2 20:10:00 2025</text:p>
          </table:table-cell>
          <table:table-cell office:value-type="float" office:value="26.3">
            <text:p>26.3</text:p>
          </table:table-cell>
          <table:table-cell office:value-type="float" office:value="27.14">
            <text:p>27.14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20:15:00">
            <text:p>Tue Dec  2 20:15:00 2025</text:p>
          </table:table-cell>
          <table:table-cell office:value-type="float" office:value="26.07">
            <text:p>26.07</text:p>
          </table:table-cell>
          <table:table-cell office:value-type="float" office:value="26.88">
            <text:p>26.88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20:20:00">
            <text:p>Tue Dec  2 20:20:00 2025</text:p>
          </table:table-cell>
          <table:table-cell office:value-type="float" office:value="25.84">
            <text:p>25.84</text:p>
          </table:table-cell>
          <table:table-cell office:value-type="float" office:value="26.63">
            <text:p>26.63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20:25:00">
            <text:p>Tue Dec  2 20:25:00 2025</text:p>
          </table:table-cell>
          <table:table-cell office:value-type="float" office:value="25.67">
            <text:p>25.67</text:p>
          </table:table-cell>
          <table:table-cell office:value-type="float" office:value="26.38">
            <text:p>26.38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20:30:00">
            <text:p>Tue Dec  2 20:30:00 2025</text:p>
          </table:table-cell>
          <table:table-cell office:value-type="float" office:value="25.46">
            <text:p>25.46</text:p>
          </table:table-cell>
          <table:table-cell office:value-type="float" office:value="26.17">
            <text:p>26.17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20:35:00">
            <text:p>Tue Dec  2 20:35:00 2025</text:p>
          </table:table-cell>
          <table:table-cell office:value-type="float" office:value="25.33">
            <text:p>25.33</text:p>
          </table:table-cell>
          <table:table-cell office:value-type="float" office:value="25.99">
            <text:p>25.99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20:40:00">
            <text:p>Tue Dec  2 20:40:00 2025</text:p>
          </table:table-cell>
          <table:table-cell office:value-type="float" office:value="25.16">
            <text:p>25.16</text:p>
          </table:table-cell>
          <table:table-cell office:value-type="float" office:value="25.8">
            <text:p>25.8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20:45:00">
            <text:p>Tue Dec  2 20:45:00 2025</text:p>
          </table:table-cell>
          <table:table-cell office:value-type="float" office:value="25.02">
            <text:p>25.02</text:p>
          </table:table-cell>
          <table:table-cell office:value-type="float" office:value="25.64">
            <text:p>25.64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20:50:00">
            <text:p>Tue Dec  2 20:50:00 2025</text:p>
          </table:table-cell>
          <table:table-cell office:value-type="float" office:value="24.92">
            <text:p>24.92</text:p>
          </table:table-cell>
          <table:table-cell office:value-type="float" office:value="25.49">
            <text:p>25.49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20:55:00">
            <text:p>Tue Dec  2 20:55:00 2025</text:p>
          </table:table-cell>
          <table:table-cell office:value-type="float" office:value="25.02">
            <text:p>25.02</text:p>
          </table:table-cell>
          <table:table-cell office:value-type="float" office:value="25.7">
            <text:p>25.7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21:00:00">
            <text:p>Tue Dec  2 21:00:00 2025</text:p>
          </table:table-cell>
          <table:table-cell office:value-type="float" office:value="26.21">
            <text:p>26.21</text:p>
          </table:table-cell>
          <table:table-cell office:value-type="float" office:value="27.16">
            <text:p>27.16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21:05:00">
            <text:p>Tue Dec  2 21:05:00 2025</text:p>
          </table:table-cell>
          <table:table-cell office:value-type="float" office:value="26.73">
            <text:p>26.73</text:p>
          </table:table-cell>
          <table:table-cell office:value-type="float" office:value="27.73">
            <text:p>27.73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21:10:00">
            <text:p>Tue Dec  2 21:10:00 2025</text:p>
          </table:table-cell>
          <table:table-cell office:value-type="float" office:value="26.7">
            <text:p>26.7</text:p>
          </table:table-cell>
          <table:table-cell office:value-type="float" office:value="27.68">
            <text:p>27.68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21:15:00">
            <text:p>Tue Dec  2 21:15:00 2025</text:p>
          </table:table-cell>
          <table:table-cell office:value-type="float" office:value="26.48">
            <text:p>26.48</text:p>
          </table:table-cell>
          <table:table-cell office:value-type="float" office:value="27.43">
            <text:p>27.43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21:20:00">
            <text:p>Tue Dec  2 21:20:00 2025</text:p>
          </table:table-cell>
          <table:table-cell office:value-type="float" office:value="26.32">
            <text:p>26.32</text:p>
          </table:table-cell>
          <table:table-cell office:value-type="float" office:value="27.19">
            <text:p>27.19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21:25:00">
            <text:p>Tue Dec  2 21:25:00 2025</text:p>
          </table:table-cell>
          <table:table-cell office:value-type="float" office:value="26.02">
            <text:p>26.02</text:p>
          </table:table-cell>
          <table:table-cell office:value-type="float" office:value="26.84">
            <text:p>26.84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21:30:00">
            <text:p>Tue Dec  2 21:30:00 2025</text:p>
          </table:table-cell>
          <table:table-cell office:value-type="float" office:value="25.79">
            <text:p>25.79</text:p>
          </table:table-cell>
          <table:table-cell office:value-type="float" office:value="26.57">
            <text:p>26.57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21:35:00">
            <text:p>Tue Dec  2 21:35:00 2025</text:p>
          </table:table-cell>
          <table:table-cell office:value-type="float" office:value="25.53">
            <text:p>25.53</text:p>
          </table:table-cell>
          <table:table-cell office:value-type="float" office:value="26.28">
            <text:p>26.28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21:40:00">
            <text:p>Tue Dec  2 21:40:00 2025</text:p>
          </table:table-cell>
          <table:table-cell office:value-type="float" office:value="25.34">
            <text:p>25.34</text:p>
          </table:table-cell>
          <table:table-cell office:value-type="float" office:value="26.03">
            <text:p>26.03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21:45:00">
            <text:p>Tue Dec  2 21:45:00 2025</text:p>
          </table:table-cell>
          <table:table-cell office:value-type="float" office:value="25.16">
            <text:p>25.16</text:p>
          </table:table-cell>
          <table:table-cell office:value-type="float" office:value="25.81">
            <text:p>25.81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21:50:00">
            <text:p>Tue Dec  2 21:50:00 2025</text:p>
          </table:table-cell>
          <table:table-cell office:value-type="float" office:value="24.94">
            <text:p>24.94</text:p>
          </table:table-cell>
          <table:table-cell office:value-type="float" office:value="25.57">
            <text:p>25.57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21:55:00">
            <text:p>Tue Dec  2 21:55:00 2025</text:p>
          </table:table-cell>
          <table:table-cell office:value-type="float" office:value="24.77">
            <text:p>24.77</text:p>
          </table:table-cell>
          <table:table-cell office:value-type="float" office:value="25.36">
            <text:p>25.36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22:00:00">
            <text:p>Tue Dec  2 22:00:00 2025</text:p>
          </table:table-cell>
          <table:table-cell office:value-type="float" office:value="24.57">
            <text:p>24.57</text:p>
          </table:table-cell>
          <table:table-cell office:value-type="float" office:value="25.13">
            <text:p>25.13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22:05:00">
            <text:p>Tue Dec  2 22:05:00 2025</text:p>
          </table:table-cell>
          <table:table-cell office:value-type="float" office:value="24.37">
            <text:p>24.37</text:p>
          </table:table-cell>
          <table:table-cell office:value-type="float" office:value="24.91">
            <text:p>24.91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22:10:00">
            <text:p>Tue Dec  2 22:10:00 2025</text:p>
          </table:table-cell>
          <table:table-cell office:value-type="float" office:value="24.24">
            <text:p>24.24</text:p>
          </table:table-cell>
          <table:table-cell office:value-type="float" office:value="24.76">
            <text:p>24.76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22:15:00">
            <text:p>Tue Dec  2 22:15:00 2025</text:p>
          </table:table-cell>
          <table:table-cell office:value-type="float" office:value="24.04">
            <text:p>24.04</text:p>
          </table:table-cell>
          <table:table-cell office:value-type="float" office:value="24.54">
            <text:p>24.54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22:20:00">
            <text:p>Tue Dec  2 22:20:00 2025</text:p>
          </table:table-cell>
          <table:table-cell office:value-type="float" office:value="23.98">
            <text:p>23.98</text:p>
          </table:table-cell>
          <table:table-cell office:value-type="float" office:value="24.43">
            <text:p>24.43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22:25:00">
            <text:p>Tue Dec  2 22:25:00 2025</text:p>
          </table:table-cell>
          <table:table-cell office:value-type="float" office:value="23.81">
            <text:p>23.81</text:p>
          </table:table-cell>
          <table:table-cell office:value-type="float" office:value="24.25">
            <text:p>24.25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22:30:00">
            <text:p>Tue Dec  2 22:30:00 2025</text:p>
          </table:table-cell>
          <table:table-cell office:value-type="float" office:value="23.69">
            <text:p>23.69</text:p>
          </table:table-cell>
          <table:table-cell office:value-type="float" office:value="24.11">
            <text:p>24.11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22:35:00">
            <text:p>Tue Dec  2 22:35:00 2025</text:p>
          </table:table-cell>
          <table:table-cell office:value-type="float" office:value="23.52">
            <text:p>23.52</text:p>
          </table:table-cell>
          <table:table-cell office:value-type="float" office:value="23.94">
            <text:p>23.94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22:40:00">
            <text:p>Tue Dec  2 22:40:00 2025</text:p>
          </table:table-cell>
          <table:table-cell office:value-type="float" office:value="23.42">
            <text:p>23.42</text:p>
          </table:table-cell>
          <table:table-cell office:value-type="float" office:value="23.81">
            <text:p>23.81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22:45:00">
            <text:p>Tue Dec  2 22:45:00 2025</text:p>
          </table:table-cell>
          <table:table-cell office:value-type="float" office:value="23.34">
            <text:p>23.34</text:p>
          </table:table-cell>
          <table:table-cell office:value-type="float" office:value="23.7">
            <text:p>23.7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22:50:00">
            <text:p>Tue Dec  2 22:50:00 2025</text:p>
          </table:table-cell>
          <table:table-cell office:value-type="float" office:value="23.21">
            <text:p>23.21</text:p>
          </table:table-cell>
          <table:table-cell office:value-type="float" office:value="23.56">
            <text:p>23.56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22:55:00">
            <text:p>Tue Dec  2 22:55:00 2025</text:p>
          </table:table-cell>
          <table:table-cell office:value-type="float" office:value="23.09">
            <text:p>23.09</text:p>
          </table:table-cell>
          <table:table-cell office:value-type="float" office:value="23.42">
            <text:p>23.42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23:00:00">
            <text:p>Tue Dec  2 23:00:00 2025</text:p>
          </table:table-cell>
          <table:table-cell office:value-type="float" office:value="23.0">
            <text:p>23.0</text:p>
          </table:table-cell>
          <table:table-cell office:value-type="float" office:value="23.31">
            <text:p>23.31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23:05:00">
            <text:p>Tue Dec  2 23:05:00 2025</text:p>
          </table:table-cell>
          <table:table-cell office:value-type="float" office:value="22.91">
            <text:p>22.91</text:p>
          </table:table-cell>
          <table:table-cell office:value-type="float" office:value="23.21">
            <text:p>23.21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23:10:00">
            <text:p>Tue Dec  2 23:10:00 2025</text:p>
          </table:table-cell>
          <table:table-cell office:value-type="float" office:value="22.8">
            <text:p>22.8</text:p>
          </table:table-cell>
          <table:table-cell office:value-type="float" office:value="23.11">
            <text:p>23.11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23:15:00">
            <text:p>Tue Dec  2 23:15:00 2025</text:p>
          </table:table-cell>
          <table:table-cell office:value-type="float" office:value="22.79">
            <text:p>22.79</text:p>
          </table:table-cell>
          <table:table-cell office:value-type="float" office:value="23.05">
            <text:p>23.05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23:20:00">
            <text:p>Tue Dec  2 23:20:00 2025</text:p>
          </table:table-cell>
          <table:table-cell office:value-type="float" office:value="22.75">
            <text:p>22.75</text:p>
          </table:table-cell>
          <table:table-cell office:value-type="float" office:value="22.99">
            <text:p>22.99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23:25:00">
            <text:p>Tue Dec  2 23:25:00 2025</text:p>
          </table:table-cell>
          <table:table-cell office:value-type="float" office:value="22.58">
            <text:p>22.58</text:p>
          </table:table-cell>
          <table:table-cell office:value-type="float" office:value="22.84">
            <text:p>22.84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23:30:00">
            <text:p>Tue Dec  2 23:30:00 2025</text:p>
          </table:table-cell>
          <table:table-cell office:value-type="float" office:value="22.63">
            <text:p>22.63</text:p>
          </table:table-cell>
          <table:table-cell office:value-type="float" office:value="22.84">
            <text:p>22.84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23:35:00">
            <text:p>Tue Dec  2 23:35:00 2025</text:p>
          </table:table-cell>
          <table:table-cell office:value-type="float" office:value="22.56">
            <text:p>22.56</text:p>
          </table:table-cell>
          <table:table-cell office:value-type="float" office:value="22.78">
            <text:p>22.78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23:40:00">
            <text:p>Tue Dec  2 23:40:00 2025</text:p>
          </table:table-cell>
          <table:table-cell office:value-type="float" office:value="22.49">
            <text:p>22.49</text:p>
          </table:table-cell>
          <table:table-cell office:value-type="float" office:value="22.7">
            <text:p>22.7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23:45:00">
            <text:p>Tue Dec  2 23:45:00 2025</text:p>
          </table:table-cell>
          <table:table-cell office:value-type="float" office:value="22.41">
            <text:p>22.41</text:p>
          </table:table-cell>
          <table:table-cell office:value-type="float" office:value="22.6">
            <text:p>22.6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23:50:00">
            <text:p>Tue Dec  2 23:50:00 2025</text:p>
          </table:table-cell>
          <table:table-cell office:value-type="float" office:value="22.33">
            <text:p>22.33</text:p>
          </table:table-cell>
          <table:table-cell office:value-type="float" office:value="22.52">
            <text:p>22.52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23:55:00">
            <text:p>Tue Dec  2 23:55:00 2025</text:p>
          </table:table-cell>
          <table:table-cell office:value-type="float" office:value="22.26">
            <text:p>22.26</text:p>
          </table:table-cell>
          <table:table-cell office:value-type="float" office:value="22.44">
            <text:p>22.44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0:00:00">
            <text:p>Wed Dec  3 00:00:00 2025</text:p>
          </table:table-cell>
          <table:table-cell office:value-type="float" office:value="22.17">
            <text:p>22.17</text:p>
          </table:table-cell>
          <table:table-cell office:value-type="float" office:value="22.34">
            <text:p>22.34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0:05:00">
            <text:p>Wed Dec  3 00:05:00 2025</text:p>
          </table:table-cell>
          <table:table-cell office:value-type="float" office:value="22.13">
            <text:p>22.13</text:p>
          </table:table-cell>
          <table:table-cell office:value-type="float" office:value="22.3">
            <text:p>22.3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0:10:00">
            <text:p>Wed Dec  3 00:10:00 2025</text:p>
          </table:table-cell>
          <table:table-cell office:value-type="float" office:value="22.06">
            <text:p>22.06</text:p>
          </table:table-cell>
          <table:table-cell office:value-type="float" office:value="22.23">
            <text:p>22.23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0:15:00">
            <text:p>Wed Dec  3 00:15:00 2025</text:p>
          </table:table-cell>
          <table:table-cell office:value-type="float" office:value="21.97">
            <text:p>21.97</text:p>
          </table:table-cell>
          <table:table-cell office:value-type="float" office:value="22.14">
            <text:p>22.14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0:20:00">
            <text:p>Wed Dec  3 00:20:00 2025</text:p>
          </table:table-cell>
          <table:table-cell office:value-type="float" office:value="21.92">
            <text:p>21.92</text:p>
          </table:table-cell>
          <table:table-cell office:value-type="float" office:value="22.08">
            <text:p>22.08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0:25:00">
            <text:p>Wed Dec  3 00:25:00 2025</text:p>
          </table:table-cell>
          <table:table-cell office:value-type="float" office:value="21.89">
            <text:p>21.89</text:p>
          </table:table-cell>
          <table:table-cell office:value-type="float" office:value="22.03">
            <text:p>22.03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0:30:00">
            <text:p>Wed Dec  3 00:30:00 2025</text:p>
          </table:table-cell>
          <table:table-cell office:value-type="float" office:value="21.84">
            <text:p>21.84</text:p>
          </table:table-cell>
          <table:table-cell office:value-type="float" office:value="21.98">
            <text:p>21.98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0:35:00">
            <text:p>Wed Dec  3 00:35:00 2025</text:p>
          </table:table-cell>
          <table:table-cell office:value-type="float" office:value="21.76">
            <text:p>21.76</text:p>
          </table:table-cell>
          <table:table-cell office:value-type="float" office:value="21.9">
            <text:p>21.9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0:40:00">
            <text:p>Wed Dec  3 00:40:00 2025</text:p>
          </table:table-cell>
          <table:table-cell office:value-type="float" office:value="21.73">
            <text:p>21.73</text:p>
          </table:table-cell>
          <table:table-cell office:value-type="float" office:value="21.87">
            <text:p>21.87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0:45:00">
            <text:p>Wed Dec  3 00:45:00 2025</text:p>
          </table:table-cell>
          <table:table-cell office:value-type="float" office:value="21.67">
            <text:p>21.67</text:p>
          </table:table-cell>
          <table:table-cell office:value-type="float" office:value="21.8">
            <text:p>21.8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0:50:00">
            <text:p>Wed Dec  3 00:50:00 2025</text:p>
          </table:table-cell>
          <table:table-cell office:value-type="float" office:value="21.61">
            <text:p>21.61</text:p>
          </table:table-cell>
          <table:table-cell office:value-type="float" office:value="21.75">
            <text:p>21.75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0:55:00">
            <text:p>Wed Dec  3 00:55:00 2025</text:p>
          </table:table-cell>
          <table:table-cell office:value-type="float" office:value="21.58">
            <text:p>21.58</text:p>
          </table:table-cell>
          <table:table-cell office:value-type="float" office:value="21.71">
            <text:p>21.71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1:00:00">
            <text:p>Wed Dec  3 01:00:00 2025</text:p>
          </table:table-cell>
          <table:table-cell office:value-type="float" office:value="21.55">
            <text:p>21.55</text:p>
          </table:table-cell>
          <table:table-cell office:value-type="float" office:value="21.67">
            <text:p>21.67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1:05:00">
            <text:p>Wed Dec  3 01:05:00 2025</text:p>
          </table:table-cell>
          <table:table-cell office:value-type="float" office:value="21.49">
            <text:p>21.49</text:p>
          </table:table-cell>
          <table:table-cell office:value-type="float" office:value="21.62">
            <text:p>21.62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1:10:00">
            <text:p>Wed Dec  3 01:10:00 2025</text:p>
          </table:table-cell>
          <table:table-cell office:value-type="float" office:value="21.43">
            <text:p>21.43</text:p>
          </table:table-cell>
          <table:table-cell office:value-type="float" office:value="21.55">
            <text:p>21.55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1:15:00">
            <text:p>Wed Dec  3 01:15:00 2025</text:p>
          </table:table-cell>
          <table:table-cell office:value-type="float" office:value="21.39">
            <text:p>21.39</text:p>
          </table:table-cell>
          <table:table-cell office:value-type="float" office:value="21.52">
            <text:p>21.52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1:20:00">
            <text:p>Wed Dec  3 01:20:00 2025</text:p>
          </table:table-cell>
          <table:table-cell office:value-type="float" office:value="21.36">
            <text:p>21.36</text:p>
          </table:table-cell>
          <table:table-cell office:value-type="float" office:value="21.48">
            <text:p>21.48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1:25:00">
            <text:p>Wed Dec  3 01:25:00 2025</text:p>
          </table:table-cell>
          <table:table-cell office:value-type="float" office:value="21.32">
            <text:p>21.32</text:p>
          </table:table-cell>
          <table:table-cell office:value-type="float" office:value="21.44">
            <text:p>21.44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1:30:00">
            <text:p>Wed Dec  3 01:30:00 2025</text:p>
          </table:table-cell>
          <table:table-cell office:value-type="float" office:value="21.27">
            <text:p>21.27</text:p>
          </table:table-cell>
          <table:table-cell office:value-type="float" office:value="21.39">
            <text:p>21.39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1:35:00">
            <text:p>Wed Dec  3 01:35:00 2025</text:p>
          </table:table-cell>
          <table:table-cell office:value-type="float" office:value="21.25">
            <text:p>21.25</text:p>
          </table:table-cell>
          <table:table-cell office:value-type="float" office:value="21.37">
            <text:p>21.37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1:40:00">
            <text:p>Wed Dec  3 01:40:00 2025</text:p>
          </table:table-cell>
          <table:table-cell office:value-type="float" office:value="21.21">
            <text:p>21.21</text:p>
          </table:table-cell>
          <table:table-cell office:value-type="float" office:value="21.32">
            <text:p>21.32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1:45:00">
            <text:p>Wed Dec  3 01:45:00 2025</text:p>
          </table:table-cell>
          <table:table-cell office:value-type="float" office:value="21.19">
            <text:p>21.19</text:p>
          </table:table-cell>
          <table:table-cell office:value-type="float" office:value="21.3">
            <text:p>21.3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1:50:00">
            <text:p>Wed Dec  3 01:50:00 2025</text:p>
          </table:table-cell>
          <table:table-cell office:value-type="float" office:value="21.13">
            <text:p>21.13</text:p>
          </table:table-cell>
          <table:table-cell office:value-type="float" office:value="21.25">
            <text:p>21.25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1:55:00">
            <text:p>Wed Dec  3 01:55:00 2025</text:p>
          </table:table-cell>
          <table:table-cell office:value-type="float" office:value="21.12">
            <text:p>21.12</text:p>
          </table:table-cell>
          <table:table-cell office:value-type="float" office:value="21.23">
            <text:p>21.23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2:00:00">
            <text:p>Wed Dec  3 02:00:00 2025</text:p>
          </table:table-cell>
          <table:table-cell office:value-type="float" office:value="21.09">
            <text:p>21.09</text:p>
          </table:table-cell>
          <table:table-cell office:value-type="float" office:value="21.2">
            <text:p>21.2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2:05:00">
            <text:p>Wed Dec  3 02:05:00 2025</text:p>
          </table:table-cell>
          <table:table-cell office:value-type="float" office:value="21.07">
            <text:p>21.07</text:p>
          </table:table-cell>
          <table:table-cell office:value-type="float" office:value="21.17">
            <text:p>21.17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2:10:00">
            <text:p>Wed Dec  3 02:10:00 2025</text:p>
          </table:table-cell>
          <table:table-cell office:value-type="float" office:value="21.04">
            <text:p>21.04</text:p>
          </table:table-cell>
          <table:table-cell office:value-type="float" office:value="21.14">
            <text:p>21.14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2:15:00">
            <text:p>Wed Dec  3 02:15:00 2025</text:p>
          </table:table-cell>
          <table:table-cell office:value-type="float" office:value="21.01">
            <text:p>21.01</text:p>
          </table:table-cell>
          <table:table-cell office:value-type="float" office:value="21.11">
            <text:p>21.11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2:20:00">
            <text:p>Wed Dec  3 02:20:00 2025</text:p>
          </table:table-cell>
          <table:table-cell office:value-type="float" office:value="20.96">
            <text:p>20.96</text:p>
          </table:table-cell>
          <table:table-cell office:value-type="float" office:value="21.07">
            <text:p>21.07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2:25:00">
            <text:p>Wed Dec  3 02:25:00 2025</text:p>
          </table:table-cell>
          <table:table-cell office:value-type="float" office:value="20.95">
            <text:p>20.95</text:p>
          </table:table-cell>
          <table:table-cell office:value-type="float" office:value="21.05">
            <text:p>21.05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2:30:00">
            <text:p>Wed Dec  3 02:30:00 2025</text:p>
          </table:table-cell>
          <table:table-cell office:value-type="float" office:value="20.94">
            <text:p>20.94</text:p>
          </table:table-cell>
          <table:table-cell office:value-type="float" office:value="21.03">
            <text:p>21.03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2:35:00">
            <text:p>Wed Dec  3 02:35:00 2025</text:p>
          </table:table-cell>
          <table:table-cell office:value-type="float" office:value="20.89">
            <text:p>20.89</text:p>
          </table:table-cell>
          <table:table-cell office:value-type="float" office:value="20.99">
            <text:p>20.99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2:40:00">
            <text:p>Wed Dec  3 02:40:00 2025</text:p>
          </table:table-cell>
          <table:table-cell office:value-type="float" office:value="20.89">
            <text:p>20.89</text:p>
          </table:table-cell>
          <table:table-cell office:value-type="float" office:value="20.98">
            <text:p>20.98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2:45:00">
            <text:p>Wed Dec  3 02:45:00 2025</text:p>
          </table:table-cell>
          <table:table-cell office:value-type="float" office:value="20.84">
            <text:p>20.84</text:p>
          </table:table-cell>
          <table:table-cell office:value-type="float" office:value="20.95">
            <text:p>20.95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2:50:00">
            <text:p>Wed Dec  3 02:50:00 2025</text:p>
          </table:table-cell>
          <table:table-cell office:value-type="float" office:value="20.84">
            <text:p>20.84</text:p>
          </table:table-cell>
          <table:table-cell office:value-type="float" office:value="20.92">
            <text:p>20.92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2:55:00">
            <text:p>Wed Dec  3 02:55:00 2025</text:p>
          </table:table-cell>
          <table:table-cell office:value-type="float" office:value="20.8">
            <text:p>20.8</text:p>
          </table:table-cell>
          <table:table-cell office:value-type="float" office:value="20.88">
            <text:p>20.88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3:00:00">
            <text:p>Wed Dec  3 03:00:00 2025</text:p>
          </table:table-cell>
          <table:table-cell office:value-type="float" office:value="20.76">
            <text:p>20.76</text:p>
          </table:table-cell>
          <table:table-cell office:value-type="float" office:value="20.86">
            <text:p>20.86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3:05:00">
            <text:p>Wed Dec  3 03:05:00 2025</text:p>
          </table:table-cell>
          <table:table-cell office:value-type="float" office:value="20.74">
            <text:p>20.74</text:p>
          </table:table-cell>
          <table:table-cell office:value-type="float" office:value="20.84">
            <text:p>20.84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3:10:00">
            <text:p>Wed Dec  3 03:10:00 2025</text:p>
          </table:table-cell>
          <table:table-cell office:value-type="float" office:value="20.71">
            <text:p>20.71</text:p>
          </table:table-cell>
          <table:table-cell office:value-type="float" office:value="20.8">
            <text:p>20.8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3:15:00">
            <text:p>Wed Dec  3 03:15:00 2025</text:p>
          </table:table-cell>
          <table:table-cell office:value-type="float" office:value="20.66">
            <text:p>20.66</text:p>
          </table:table-cell>
          <table:table-cell office:value-type="float" office:value="20.77">
            <text:p>20.77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3:20:00">
            <text:p>Wed Dec  3 03:20:00 2025</text:p>
          </table:table-cell>
          <table:table-cell office:value-type="float" office:value="20.63">
            <text:p>20.63</text:p>
          </table:table-cell>
          <table:table-cell office:value-type="float" office:value="20.73">
            <text:p>20.73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3:25:00">
            <text:p>Wed Dec  3 03:25:00 2025</text:p>
          </table:table-cell>
          <table:table-cell office:value-type="float" office:value="20.64">
            <text:p>20.64</text:p>
          </table:table-cell>
          <table:table-cell office:value-type="float" office:value="20.73">
            <text:p>20.73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3:30:00">
            <text:p>Wed Dec  3 03:30:00 2025</text:p>
          </table:table-cell>
          <table:table-cell office:value-type="float" office:value="20.59">
            <text:p>20.59</text:p>
          </table:table-cell>
          <table:table-cell office:value-type="float" office:value="20.68">
            <text:p>20.68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3:35:00">
            <text:p>Wed Dec  3 03:35:00 2025</text:p>
          </table:table-cell>
          <table:table-cell office:value-type="float" office:value="20.55">
            <text:p>20.55</text:p>
          </table:table-cell>
          <table:table-cell office:value-type="float" office:value="20.64">
            <text:p>20.64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3:40:00">
            <text:p>Wed Dec  3 03:40:00 2025</text:p>
          </table:table-cell>
          <table:table-cell office:value-type="float" office:value="20.53">
            <text:p>20.53</text:p>
          </table:table-cell>
          <table:table-cell office:value-type="float" office:value="20.63">
            <text:p>20.63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3:45:00">
            <text:p>Wed Dec  3 03:45:00 2025</text:p>
          </table:table-cell>
          <table:table-cell office:value-type="float" office:value="20.49">
            <text:p>20.49</text:p>
          </table:table-cell>
          <table:table-cell office:value-type="float" office:value="20.59">
            <text:p>20.59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3:50:00">
            <text:p>Wed Dec  3 03:50:00 2025</text:p>
          </table:table-cell>
          <table:table-cell office:value-type="float" office:value="20.51">
            <text:p>20.51</text:p>
          </table:table-cell>
          <table:table-cell office:value-type="float" office:value="20.59">
            <text:p>20.59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3:55:00">
            <text:p>Wed Dec  3 03:55:00 2025</text:p>
          </table:table-cell>
          <table:table-cell office:value-type="float" office:value="20.46">
            <text:p>20.46</text:p>
          </table:table-cell>
          <table:table-cell office:value-type="float" office:value="20.55">
            <text:p>20.55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4:00:00">
            <text:p>Wed Dec  3 04:00:00 2025</text:p>
          </table:table-cell>
          <table:table-cell office:value-type="float" office:value="20.43">
            <text:p>20.43</text:p>
          </table:table-cell>
          <table:table-cell office:value-type="float" office:value="20.52">
            <text:p>20.52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4:05:00">
            <text:p>Wed Dec  3 04:05:00 2025</text:p>
          </table:table-cell>
          <table:table-cell office:value-type="float" office:value="20.41">
            <text:p>20.41</text:p>
          </table:table-cell>
          <table:table-cell office:value-type="float" office:value="20.5">
            <text:p>20.5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4:10:00">
            <text:p>Wed Dec  3 04:10:00 2025</text:p>
          </table:table-cell>
          <table:table-cell office:value-type="float" office:value="20.39">
            <text:p>20.39</text:p>
          </table:table-cell>
          <table:table-cell office:value-type="float" office:value="20.48">
            <text:p>20.48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4:15:00">
            <text:p>Wed Dec  3 04:15:00 2025</text:p>
          </table:table-cell>
          <table:table-cell office:value-type="float" office:value="20.38">
            <text:p>20.38</text:p>
          </table:table-cell>
          <table:table-cell office:value-type="float" office:value="20.46">
            <text:p>20.46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4:20:00">
            <text:p>Wed Dec  3 04:20:00 2025</text:p>
          </table:table-cell>
          <table:table-cell office:value-type="float" office:value="20.37">
            <text:p>20.37</text:p>
          </table:table-cell>
          <table:table-cell office:value-type="float" office:value="20.45">
            <text:p>20.45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4:25:00">
            <text:p>Wed Dec  3 04:25:00 2025</text:p>
          </table:table-cell>
          <table:table-cell office:value-type="float" office:value="20.33">
            <text:p>20.33</text:p>
          </table:table-cell>
          <table:table-cell office:value-type="float" office:value="20.42">
            <text:p>20.42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4:30:00">
            <text:p>Wed Dec  3 04:30:00 2025</text:p>
          </table:table-cell>
          <table:table-cell office:value-type="float" office:value="20.32">
            <text:p>20.32</text:p>
          </table:table-cell>
          <table:table-cell office:value-type="float" office:value="20.41">
            <text:p>20.41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4:35:00">
            <text:p>Wed Dec  3 04:35:00 2025</text:p>
          </table:table-cell>
          <table:table-cell office:value-type="float" office:value="20.28">
            <text:p>20.28</text:p>
          </table:table-cell>
          <table:table-cell office:value-type="float" office:value="20.38">
            <text:p>20.38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4:40:00">
            <text:p>Wed Dec  3 04:40:00 2025</text:p>
          </table:table-cell>
          <table:table-cell office:value-type="float" office:value="20.28">
            <text:p>20.28</text:p>
          </table:table-cell>
          <table:table-cell office:value-type="float" office:value="20.37">
            <text:p>20.37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4:45:00">
            <text:p>Wed Dec  3 04:45:00 2025</text:p>
          </table:table-cell>
          <table:table-cell office:value-type="float" office:value="20.24">
            <text:p>20.24</text:p>
          </table:table-cell>
          <table:table-cell office:value-type="float" office:value="20.34">
            <text:p>20.34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4:50:00">
            <text:p>Wed Dec  3 04:50:00 2025</text:p>
          </table:table-cell>
          <table:table-cell office:value-type="float" office:value="20.24">
            <text:p>20.24</text:p>
          </table:table-cell>
          <table:table-cell office:value-type="float" office:value="20.33">
            <text:p>20.33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4:55:00">
            <text:p>Wed Dec  3 04:55:00 2025</text:p>
          </table:table-cell>
          <table:table-cell office:value-type="float" office:value="20.23">
            <text:p>20.23</text:p>
          </table:table-cell>
          <table:table-cell office:value-type="float" office:value="20.32">
            <text:p>20.32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5:00:00">
            <text:p>Wed Dec  3 05:00:00 2025</text:p>
          </table:table-cell>
          <table:table-cell office:value-type="float" office:value="20.21">
            <text:p>20.21</text:p>
          </table:table-cell>
          <table:table-cell office:value-type="float" office:value="20.3">
            <text:p>20.3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5:05:00">
            <text:p>Wed Dec  3 05:05:00 2025</text:p>
          </table:table-cell>
          <table:table-cell office:value-type="float" office:value="25.74">
            <text:p>25.74</text:p>
          </table:table-cell>
          <table:table-cell office:value-type="float" office:value="27.02">
            <text:p>27.02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5:10:00">
            <text:p>Wed Dec  3 05:10:00 2025</text:p>
          </table:table-cell>
          <table:table-cell office:value-type="float" office:value="29.38">
            <text:p>29.38</text:p>
          </table:table-cell>
          <table:table-cell office:value-type="float" office:value="31.09">
            <text:p>31.09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5:15:00">
            <text:p>Wed Dec  3 05:15:00 2025</text:p>
          </table:table-cell>
          <table:table-cell office:value-type="float" office:value="31.31">
            <text:p>31.31</text:p>
          </table:table-cell>
          <table:table-cell office:value-type="float" office:value="33.21">
            <text:p>33.21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5:20:00">
            <text:p>Wed Dec  3 05:20:00 2025</text:p>
          </table:table-cell>
          <table:table-cell office:value-type="float" office:value="32.06">
            <text:p>32.06</text:p>
          </table:table-cell>
          <table:table-cell office:value-type="float" office:value="33.96">
            <text:p>33.96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5:25:00">
            <text:p>Wed Dec  3 05:25:00 2025</text:p>
          </table:table-cell>
          <table:table-cell office:value-type="float" office:value="32.05">
            <text:p>32.05</text:p>
          </table:table-cell>
          <table:table-cell office:value-type="float" office:value="34.02">
            <text:p>34.02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5:30:00">
            <text:p>Wed Dec  3 05:30:00 2025</text:p>
          </table:table-cell>
          <table:table-cell office:value-type="float" office:value="31.95">
            <text:p>31.95</text:p>
          </table:table-cell>
          <table:table-cell office:value-type="float" office:value="33.74">
            <text:p>33.74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5:35:00">
            <text:p>Wed Dec  3 05:35:00 2025</text:p>
          </table:table-cell>
          <table:table-cell office:value-type="float" office:value="31.49">
            <text:p>31.49</text:p>
          </table:table-cell>
          <table:table-cell office:value-type="float" office:value="33.22">
            <text:p>33.22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5:40:00">
            <text:p>Wed Dec  3 05:40:00 2025</text:p>
          </table:table-cell>
          <table:table-cell office:value-type="float" office:value="30.9">
            <text:p>30.9</text:p>
          </table:table-cell>
          <table:table-cell office:value-type="float" office:value="32.57">
            <text:p>32.57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5:45:00">
            <text:p>Wed Dec  3 05:45:00 2025</text:p>
          </table:table-cell>
          <table:table-cell office:value-type="float" office:value="30.46">
            <text:p>30.46</text:p>
          </table:table-cell>
          <table:table-cell office:value-type="float" office:value="31.99">
            <text:p>31.99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5:50:00">
            <text:p>Wed Dec  3 05:50:00 2025</text:p>
          </table:table-cell>
          <table:table-cell office:value-type="float" office:value="29.95">
            <text:p>29.95</text:p>
          </table:table-cell>
          <table:table-cell office:value-type="float" office:value="31.4">
            <text:p>31.4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5:55:00">
            <text:p>Wed Dec  3 05:55:00 2025</text:p>
          </table:table-cell>
          <table:table-cell office:value-type="float" office:value="29.4">
            <text:p>29.4</text:p>
          </table:table-cell>
          <table:table-cell office:value-type="float" office:value="30.81">
            <text:p>30.81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6:00:00">
            <text:p>Wed Dec  3 06:00:00 2025</text:p>
          </table:table-cell>
          <table:table-cell office:value-type="float" office:value="28.84">
            <text:p>28.84</text:p>
          </table:table-cell>
          <table:table-cell office:value-type="float" office:value="30.22">
            <text:p>30.22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6:05:00">
            <text:p>Wed Dec  3 06:05:00 2025</text:p>
          </table:table-cell>
          <table:table-cell office:value-type="float" office:value="28.41">
            <text:p>28.41</text:p>
          </table:table-cell>
          <table:table-cell office:value-type="float" office:value="29.68">
            <text:p>29.68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6:10:00">
            <text:p>Wed Dec  3 06:10:00 2025</text:p>
          </table:table-cell>
          <table:table-cell office:value-type="float" office:value="28.05">
            <text:p>28.05</text:p>
          </table:table-cell>
          <table:table-cell office:value-type="float" office:value="29.23">
            <text:p>29.23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6:15:00">
            <text:p>Wed Dec  3 06:15:00 2025</text:p>
          </table:table-cell>
          <table:table-cell office:value-type="float" office:value="27.64">
            <text:p>27.64</text:p>
          </table:table-cell>
          <table:table-cell office:value-type="float" office:value="28.75">
            <text:p>28.75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6:20:00">
            <text:p>Wed Dec  3 06:20:00 2025</text:p>
          </table:table-cell>
          <table:table-cell office:value-type="float" office:value="27.27">
            <text:p>27.27</text:p>
          </table:table-cell>
          <table:table-cell office:value-type="float" office:value="28.32">
            <text:p>28.32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6:25:00">
            <text:p>Wed Dec  3 06:25:00 2025</text:p>
          </table:table-cell>
          <table:table-cell office:value-type="float" office:value="26.92">
            <text:p>26.92</text:p>
          </table:table-cell>
          <table:table-cell office:value-type="float" office:value="27.91">
            <text:p>27.91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6:30:00">
            <text:p>Wed Dec  3 06:30:00 2025</text:p>
          </table:table-cell>
          <table:table-cell office:value-type="float" office:value="26.52">
            <text:p>26.52</text:p>
          </table:table-cell>
          <table:table-cell office:value-type="float" office:value="27.49">
            <text:p>27.49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6:35:00">
            <text:p>Wed Dec  3 06:35:00 2025</text:p>
          </table:table-cell>
          <table:table-cell office:value-type="float" office:value="26.28">
            <text:p>26.28</text:p>
          </table:table-cell>
          <table:table-cell office:value-type="float" office:value="27.16">
            <text:p>27.16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6:40:00">
            <text:p>Wed Dec  3 06:40:00 2025</text:p>
          </table:table-cell>
          <table:table-cell office:value-type="float" office:value="25.95">
            <text:p>25.95</text:p>
          </table:table-cell>
          <table:table-cell office:value-type="float" office:value="26.79">
            <text:p>26.79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6:45:00">
            <text:p>Wed Dec  3 06:45:00 2025</text:p>
          </table:table-cell>
          <table:table-cell office:value-type="float" office:value="25.69">
            <text:p>25.69</text:p>
          </table:table-cell>
          <table:table-cell office:value-type="float" office:value="26.48">
            <text:p>26.48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6:50:00">
            <text:p>Wed Dec  3 06:50:00 2025</text:p>
          </table:table-cell>
          <table:table-cell office:value-type="float" office:value="25.41">
            <text:p>25.41</text:p>
          </table:table-cell>
          <table:table-cell office:value-type="float" office:value="26.18">
            <text:p>26.18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6:55:00">
            <text:p>Wed Dec  3 06:55:00 2025</text:p>
          </table:table-cell>
          <table:table-cell office:value-type="float" office:value="25.16">
            <text:p>25.16</text:p>
          </table:table-cell>
          <table:table-cell office:value-type="float" office:value="25.88">
            <text:p>25.88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7:00:00">
            <text:p>Wed Dec  3 07:00:00 2025</text:p>
          </table:table-cell>
          <table:table-cell office:value-type="float" office:value="24.91">
            <text:p>24.91</text:p>
          </table:table-cell>
          <table:table-cell office:value-type="float" office:value="25.61">
            <text:p>25.61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7:05:00">
            <text:p>Wed Dec  3 07:05:00 2025</text:p>
          </table:table-cell>
          <table:table-cell office:value-type="float" office:value="24.77">
            <text:p>24.77</text:p>
          </table:table-cell>
          <table:table-cell office:value-type="float" office:value="25.4">
            <text:p>25.4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7:10:00">
            <text:p>Wed Dec  3 07:10:00 2025</text:p>
          </table:table-cell>
          <table:table-cell office:value-type="float" office:value="24.55">
            <text:p>24.55</text:p>
          </table:table-cell>
          <table:table-cell office:value-type="float" office:value="25.16">
            <text:p>25.16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7:15:00">
            <text:p>Wed Dec  3 07:15:00 2025</text:p>
          </table:table-cell>
          <table:table-cell office:value-type="float" office:value="24.29">
            <text:p>24.29</text:p>
          </table:table-cell>
          <table:table-cell office:value-type="float" office:value="24.88">
            <text:p>24.88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7:20:00">
            <text:p>Wed Dec  3 07:20:00 2025</text:p>
          </table:table-cell>
          <table:table-cell office:value-type="float" office:value="20.53">
            <text:p>20.53</text:p>
          </table:table-cell>
          <table:table-cell office:value-type="float" office:value="21.53">
            <text:p>21.53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7:25:00">
            <text:p>Wed Dec  3 07:25:00 2025</text:p>
          </table:table-cell>
          <table:table-cell office:value-type="float" office:value="23.17">
            <text:p>23.17</text:p>
          </table:table-cell>
          <table:table-cell office:value-type="float" office:value="23.73">
            <text:p>23.73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7:30:00">
            <text:p>Wed Dec  3 07:30:00 2025</text:p>
          </table:table-cell>
          <table:table-cell office:value-type="float" office:value="23.5">
            <text:p>23.5</text:p>
          </table:table-cell>
          <table:table-cell office:value-type="float" office:value="24.02">
            <text:p>24.02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7:35:00">
            <text:p>Wed Dec  3 07:35:00 2025</text:p>
          </table:table-cell>
          <table:table-cell office:value-type="float" office:value="28.34">
            <text:p>28.34</text:p>
          </table:table-cell>
          <table:table-cell office:value-type="float" office:value="30.24">
            <text:p>30.24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7:40:00">
            <text:p>Wed Dec  3 07:40:00 2025</text:p>
          </table:table-cell>
          <table:table-cell office:value-type="float" office:value="31.9">
            <text:p>31.9</text:p>
          </table:table-cell>
          <table:table-cell office:value-type="float" office:value="34.13">
            <text:p>34.13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7:45:00">
            <text:p>Wed Dec  3 07:45:00 2025</text:p>
          </table:table-cell>
          <table:table-cell office:value-type="float" office:value="32.75">
            <text:p>32.75</text:p>
          </table:table-cell>
          <table:table-cell office:value-type="float" office:value="34.83">
            <text:p>34.83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7:50:00">
            <text:p>Wed Dec  3 07:50:00 2025</text:p>
          </table:table-cell>
          <table:table-cell office:value-type="float" office:value="32.92">
            <text:p>32.92</text:p>
          </table:table-cell>
          <table:table-cell office:value-type="float" office:value="34.88">
            <text:p>34.88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7:55:00">
            <text:p>Wed Dec  3 07:55:00 2025</text:p>
          </table:table-cell>
          <table:table-cell office:value-type="float" office:value="32.6">
            <text:p>32.6</text:p>
          </table:table-cell>
          <table:table-cell office:value-type="float" office:value="34.42">
            <text:p>34.42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8:00:00">
            <text:p>Wed Dec  3 08:00:00 2025</text:p>
          </table:table-cell>
          <table:table-cell office:value-type="float" office:value="32.0">
            <text:p>32.0</text:p>
          </table:table-cell>
          <table:table-cell office:value-type="float" office:value="33.73">
            <text:p>33.73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8:05:00">
            <text:p>Wed Dec  3 08:05:00 2025</text:p>
          </table:table-cell>
          <table:table-cell office:value-type="float" office:value="31.37">
            <text:p>31.37</text:p>
          </table:table-cell>
          <table:table-cell office:value-type="float" office:value="33.02">
            <text:p>33.02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8:10:00">
            <text:p>Wed Dec  3 08:10:00 2025</text:p>
          </table:table-cell>
          <table:table-cell office:value-type="float" office:value="30.59">
            <text:p>30.59</text:p>
          </table:table-cell>
          <table:table-cell office:value-type="float" office:value="32.17">
            <text:p>32.17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8:15:00">
            <text:p>Wed Dec  3 08:15:00 2025</text:p>
          </table:table-cell>
          <table:table-cell office:value-type="float" office:value="30.12">
            <text:p>30.12</text:p>
          </table:table-cell>
          <table:table-cell office:value-type="float" office:value="31.55">
            <text:p>31.5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